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25bde" officeooo:paragraph-rsid="00125bde"/>
    </style:style>
    <style:style style:name="P2" style:family="paragraph" style:parent-style-name="Standard">
      <style:text-properties fo:font-weight="normal" officeooo:rsid="00125bde" officeooo:paragraph-rsid="00125bde" style:font-weight-asian="normal" style:font-weight-complex="normal"/>
    </style:style>
    <style:style style:name="P3" style:family="paragraph" style:parent-style-name="Standard">
      <style:text-properties fo:font-weight="normal" officeooo:rsid="00125bde" officeooo:paragraph-rsid="0013dfb3" style:font-weight-asian="normal" style:font-weight-complex="normal"/>
    </style:style>
    <style:style style:name="P4" style:family="paragraph" style:parent-style-name="Standard">
      <style:text-properties fo:font-weight="normal" officeooo:rsid="0013dfb3" officeooo:paragraph-rsid="0013dfb3" style:font-weight-asian="normal" style:font-weight-complex="normal"/>
    </style:style>
    <style:style style:name="P5" style:family="paragraph" style:parent-style-name="Standard">
      <style:text-properties fo:font-weight="normal" officeooo:rsid="0014737d" officeooo:paragraph-rsid="0014737d" style:font-weight-asian="normal" style:font-weight-complex="normal"/>
    </style:style>
    <style:style style:name="P6" style:family="paragraph" style:parent-style-name="Standard">
      <style:text-properties fo:font-weight="normal" officeooo:rsid="0018fe50" officeooo:paragraph-rsid="0018fe50" style:font-weight-asian="normal" style:font-weight-complex="normal"/>
    </style:style>
    <style:style style:name="P7" style:family="paragraph" style:parent-style-name="Standard">
      <style:text-properties fo:font-weight="normal" officeooo:rsid="001b08f8" officeooo:paragraph-rsid="001b08f8" style:font-weight-asian="normal" style:font-weight-complex="normal"/>
    </style:style>
    <style:style style:name="P8" style:family="paragraph" style:parent-style-name="Standard">
      <style:text-properties fo:font-weight="normal" officeooo:rsid="001c7251" officeooo:paragraph-rsid="001c7251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officeooo:rsid="00125bde" officeooo:paragraph-rsid="00125bde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25bde" officeooo:paragraph-rsid="00125bde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13dfb3" officeooo:paragraph-rsid="0013dfb3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14737d" officeooo:paragraph-rsid="0014737d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4737d" officeooo:paragraph-rsid="0014737d" style:font-weight-asian="normal" style:font-weight-complex="normal"/>
    </style:style>
    <style:style style:name="P14" style:family="paragraph" style:parent-style-name="Standard">
      <style:text-properties officeooo:paragraph-rsid="0016a21a"/>
    </style:style>
    <style:style style:name="P1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fo:font-weight="normal" officeooo:rsid="00125bde" officeooo:paragraph-rsid="00125bde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fo:font-weight="normal" officeooo:rsid="0018fe50" officeooo:paragraph-rsid="0018fe50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fo:font-weight="normal" officeooo:rsid="001b08f8" officeooo:paragraph-rsid="001b08f8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fo:font-weight="normal" officeooo:rsid="001c7251" officeooo:paragraph-rsid="001c7251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officeooo:rsid="00125bde" officeooo:paragraph-rsid="00125bde" style:font-style-asian="italic" style:font-style-complex="italic"/>
    </style:style>
    <style:style style:name="P21" style:family="paragraph" style:parent-style-name="Standard">
      <style:text-properties officeooo:paragraph-rsid="00202be8"/>
    </style:style>
    <style:style style:name="P22" style:family="paragraph" style:parent-style-name="Standard">
      <style:text-properties officeooo:rsid="00202be8" officeooo:paragraph-rsid="00202be8"/>
    </style:style>
    <style:style style:name="P23" style:family="paragraph" style:parent-style-name="Standard">
      <style:text-properties officeooo:rsid="00235831" officeooo:paragraph-rsid="00235831"/>
    </style:style>
    <style:style style:name="P24" style:family="paragraph" style:parent-style-name="Standard">
      <style:text-properties fo:font-weight="bold" officeooo:rsid="001500ea" officeooo:paragraph-rsid="001500ea" style:font-weight-asian="bold" style:font-weight-complex="bold"/>
    </style:style>
    <style:style style:name="P25" style:family="paragraph" style:parent-style-name="Standard">
      <style:text-properties fo:font-weight="bold" officeooo:rsid="0023e124" officeooo:paragraph-rsid="0023e124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fo:font-weight="normal" officeooo:rsid="0014737d" officeooo:paragraph-rsid="0014737d" style:font-weight-asian="normal" style:font-weight-complex="normal"/>
    </style:style>
    <style:style style:name="P27" style:family="paragraph" style:parent-style-name="Standard">
      <style:text-properties fo:font-weight="bold" officeooo:rsid="00278827" officeooo:paragraph-rsid="00278827" style:font-weight-asian="bold" style:font-weight-complex="bold"/>
    </style:style>
    <style:style style:name="P28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25bde"/>
    </style:style>
    <style:style style:name="T4" style:family="text">
      <style:text-properties officeooo:rsid="0013dfb3"/>
    </style:style>
    <style:style style:name="T5" style:family="text">
      <style:text-properties officeooo:rsid="0014737d"/>
    </style:style>
    <style:style style:name="T6" style:family="text">
      <style:text-properties officeooo:rsid="001c725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3dfb3" style:font-style-asian="italic" style:font-style-complex="italic"/>
    </style:style>
    <style:style style:name="T9" style:family="text">
      <style:text-properties officeooo:rsid="001e5c99"/>
    </style:style>
    <style:style style:name="T10" style:family="text">
      <style:text-properties officeooo:rsid="0023b80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3" text:outline-level="3">Read-only Raspberry PI with Jessie</text:h>
      <text:p text:style-name="P24">From : <text:a xlink:type="simple" xlink:href="http://petr.io/2015/11/09/read-only-raspberry-pi-with-jessie/">http://petr.io/2015/11/09/read-only-raspberry-pi-with-jessie/</text:a></text:p>
      <text:p text:style-name="P25">see this: http://blog.pi3g.com/2014/04/make-raspbian-system-read-only/</text:p>
      <text:p text:style-name="Standard"/>
      <text:p text:style-name="P14"><text:span text:style-name="T3">1. </text:span><text:span text:style-name="T2">Get Jessie and copy it it to your SD card</text:span></text:p>
      <text:p text:style-name="P23">see SD_prepare.<text:span text:style-name="T10">pdf</text:span></text:p>
      <text:p text:style-name="P21"><text:line-break/><text:span text:style-name="T3">2. </text:span><text:span text:style-name="T2">Boot up, find out IP address from your router and SSH in, then run:</text:span></text:p>
      <text:p text:style-name="Standard"/>
      <text:p text:style-name="P15">sudo su</text:p>
      <text:p text:style-name="P15">apt-get update</text:p>
      <text:p text:style-name="P15">apt-get upgrade</text:p>
      <text:p text:style-name="P15">reboot</text:p>
      <text:p text:style-name="P1"/>
      <text:p text:style-name="P22"># add a folder in / called /data</text:p>
      <text:p text:style-name="P22">mkdir /data</text:p>
      <text:p text:style-name="P22">chmod 777 /data</text:p>
      <text:p text:style-name="P22"/>
      <text:p text:style-name="P1"># run raspi-config to make sure the root partition fills the whole SD card</text:p>
      <text:p text:style-name="P20">sudo raspi-config</text:p>
      <text:p text:style-name="P20">reboot</text:p>
      <text:p text:style-name="P1"/>
      <text:p text:style-name="P1"># clean up unwanted packages</text:p>
      <text:p text:style-name="P20">sudo su</text:p>
      <text:p text:style-name="P20">apt-get remove --purge wolfram-engine triggerhappy logrotate dphys-swapfile xserver-common lightdm fake-hwclock</text:p>
      <text:p text:style-name="P20">apt-get autoremove --purge</text:p>
      <text:p text:style-name="P20"/>
      <text:p text:style-name="P1"># replace log management with busybox, you can read the logs with <text:span text:style-name="T2">logread</text:span></text:p>
      <text:p text:style-name="P20">apt-get install busybox-syslogd; dpkg --purge rsyslog</text:p>
      <text:p text:style-name="P1"/>
      <text:p text:style-name="P1"># just for convenience</text:p>
      <text:p text:style-name="P20">apt-get install vim</text:p>
      <text:p text:style-name="P1"/>
      <text:p text:style-name="P1"/>
      <text:p text:style-name="P9">3. Disable swap and start read-only FS</text:p>
      <text:p text:style-name="P1"/>
      <text:p text:style-name="P1">$ <text:span text:style-name="T7">vim /boot/cmdline.txt </text:span></text:p>
      <text:p text:style-name="P1">dwc_otg.lpm_enable=0 console=tty1 root=/dev/mmcblk0p2 rootfstype=ext4 elevator=deadline fsck.repair=yes rootwait <text:span text:style-name="T1">fastboot noswap ro</text:span></text:p>
      <text:p text:style-name="P27">ATTENZIONE: rimuovere riferimenti alla seriale ttyAMA0 o serial0 </text:p>
      <text:p text:style-name="P2"/>
      <text:p text:style-name="P2"># move spool</text:p>
      <text:p text:style-name="P16">rm -rf <text:s/>/var/spool</text:p>
      <text:p text:style-name="P16">ln -s /tmp /var/spool</text:p>
      <text:p text:style-name="P2"/>
      <text:p text:style-name="P6"># move log for apache2</text:p>
      <text:p text:style-name="P17">ln -s /tmp /var/log/apache2</text:p>
      <text:p text:style-name="P6"/>
      <text:p text:style-name="P7"># move webapp point</text:p>
      <text:p text:style-name="P18"><text:soft-page-break/>rm /var/www/html</text:p>
      <text:p text:style-name="P18">ln -s /data/webapp/ /var/www/html</text:p>
      <text:p text:style-name="P18"/>
      <text:p text:style-name="P7">and put al<text:span text:style-name="T6">l</text:span> webapp files in /data/webapp</text:p>
      <text:p text:style-name="P7"/>
      <text:p text:style-name="P8">if need, enable apache2 service</text:p>
      <text:p text:style-name="P19"><text:span text:style-name="T9"># </text:span>systemctl enable apache2.service</text:p>
      <text:p text:style-name="P8"/>
      <text:p text:style-name="P8">and to start it:</text:p>
      <text:p text:style-name="P19"><text:span text:style-name="T9"># i</text:span>systemctl start apache2.service</text:p>
      <text:p text:style-name="P8"/>
      <text:p text:style-name="P10">4. Make sure SSH works – I had to disable UsePrivilegeSeparation, for me it says:</text:p>
      <text:p text:style-name="P2"/>
      <text:p text:style-name="P3"><text:span text:style-name="T4">#</text:span><text:span text:style-name="T8"> </text:span><text:span text:style-name="T7">vim /etc/ssh/sshd_config</text:span></text:p>
      <text:p text:style-name="P2">...</text:p>
      <text:p text:style-name="P2">UsePrivilegeSeparation no</text:p>
      <text:p text:style-name="P2">...</text:p>
      <text:p text:style-name="P2"/>
      <text:p text:style-name="P10"><text:span text:style-name="T4">5. </text:span>Make edits to the fstab</text:p>
      <text:p text:style-name="P2"/>
      <text:p text:style-name="P4"># <text:span text:style-name="T7">vim /etc/fstab </text:span></text:p>
      <text:p text:style-name="P4"/>
      <text:p text:style-name="P4">proc <text:s text:c="11"/>/proc <text:s text:c="10"/>proc <text:s text:c="3"/>defaults <text:s text:c="8"/><text:tab/><text:tab/>0 <text:s text:c="6"/>0</text:p>
      <text:p text:style-name="P4">/dev/mmcblk0p1 <text:s/>/boot <text:s text:c="10"/>vfat <text:s text:c="3"/>defaults,ro <text:s text:c="8"/><text:tab/>0 <text:s text:c="6"/>2</text:p>
      <text:p text:style-name="P4">/dev/mmcblk0p2 <text:s/>/ <text:s text:c="14"/><text:tab/>ext4 <text:s text:c="3"/>defaults,noatime,ro <text:s/><text:tab/>0 <text:s text:c="6"/>1</text:p>
      <text:p text:style-name="P4"># a swapfile is not a swap partition, no line here</text:p>
      <text:p text:style-name="P4"># <text:s text:c="2"/>use <text:s/>dphys-swapfile swap[on|off] <text:s/>for that</text:p>
      <text:p text:style-name="P4">tmpfs<text:tab/>/var/log<text:tab/>tmpfs <text:s text:c="2"/>nodev,nosuid<text:tab/><text:tab/>0<text:tab/>0</text:p>
      <text:p text:style-name="P4">tmpfs<text:tab/>/var/tmp<text:tab/>tmpfs<text:tab/>nodev,nosuid<text:tab/><text:tab/>0<text:tab/>0</text:p>
      <text:p text:style-name="P4">tmpfs <text:s text:c="2"/>/tmp <text:s text:c="7"/><text:tab/>tmpfs <text:s text:c="2"/>nodev,nosuid <text:s text:c="3"/><text:tab/>0 <text:s text:c="2"/><text:tab/>0</text:p>
      <text:p text:style-name="P4"/>
      <text:p text:style-name="P4">Last 3 lines and RO flag for /dev/mmcblk0p* are new additions</text:p>
      <text:p text:style-name="P4"/>
      <text:p text:style-name="P11"><text:span text:style-name="T5">6. </text:span>Optional step – enable easy way to switch back and forth:</text:p>
      <text:p text:style-name="P4"/>
      <text:p text:style-name="P4">Place the below at the end of your /etc/bash.bashrc</text:p>
      <text:p text:style-name="P4"/>
      <text:p text:style-name="P5"># <text:span text:style-name="T7">vim </text:span><text:span text:style-name="T8">/etc/bash.bashrc</text:span></text:p>
      <text:p text:style-name="P5"/>
      <text:p text:style-name="P5"># set variable identifying the filesystem you work in (used in the prompt below)</text:p>
      <text:p text:style-name="P5">fs_mode=$(mount | sed -n -e "s/^\/dev\/root on \/ .*(\(r[w|o]\).*/\1/p")</text:p>
      <text:p text:style-name="P5"><text:s/></text:p>
      <text:p text:style-name="P5">alias ro='mount -o remount,ro / ; fs_mode=$(mount | sed -n -e "s/^\/dev\/root on \/ .*(\(r[w|o]\).*/\1/p")'</text:p>
      <text:p text:style-name="P5">alias rw='mount -o remount,rw / ; fs_mode=$(mount | sed -n -e "s/^\/dev\/root on \/ .*(\(r[w|o]\).*/\1/p")'</text:p>
      <text:p text:style-name="P5"><text:s/></text:p>
      <text:p text:style-name="P5"># setup fancy prompt</text:p>
      <text:p text:style-name="P5">export PS1='\[\033[01;32m\]\u@\h${fs_mode:+($fs_mode)}\[\033[00m\]:\[\033[01;34m\]\w\[\033[00m\]\$ '</text:p>
      <text:p text:style-name="P5"/>
      <text:p text:style-name="P12">7. Optional step – enable watchdog</text:p>
      <text:p text:style-name="P13"><text:soft-page-break/></text:p>
      <text:p text:style-name="P13"># enter RW mode</text:p>
      <text:p text:style-name="P13">rw</text:p>
      <text:p text:style-name="P13"/>
      <text:p text:style-name="P13"># enable watchdog</text:p>
      <text:p text:style-name="P13">modprobe bcm2708_wdog; apt-get install watchdog</text:p>
      <text:p text:style-name="P13"/>
      <text:p text:style-name="P13"># add bcm2708_wdog in to /etc/modules to load it at boot time</text:p>
      <text:p text:style-name="P13">$ cat /etc/modules</text:p>
      <text:p text:style-name="P13"># /etc/modules: kernel modules to load at boot time.</text:p>
      <text:p text:style-name="P13">#</text:p>
      <text:p text:style-name="P13"># This file contains the names of kernel modules that should be loaded</text:p>
      <text:p text:style-name="P13"># at boot time, one per line. Lines beginning with "#" are ignored.</text:p>
      <text:p text:style-name="P13">bcm2708_wdog</text:p>
      <text:p text:style-name="P13"/>
      <text:p text:style-name="P13"># edit watchdog config /etc/watchdog.conf and enable (uncomment) following lines:</text:p>
      <text:p text:style-name="P13"/>
      <text:p text:style-name="P13">watchdog-device = /dev/watchdog</text:p>
      <text:p text:style-name="P13">max-load-1</text:p>
      <text:p text:style-name="P13"/>
      <text:p text:style-name="P13"/>
      <text:p text:style-name="P13"># start watchdog at system start and start right away</text:p>
      <text:p text:style-name="P13">insserv watchdog; /etc/init.d/watchdog start</text:p>
      <text:p text:style-name="P13"/>
      <text:p text:style-name="P13"># http://raspberrypi.stackexchange.com/questions/33850/pi-b-raspbian-jessie-watchdog-doesnt-start-at-boot</text:p>
      <text:p text:style-name="P13"># additional settings needed on Jessie, edit /lib/systemd/system/watchdog.service and add:</text:p>
      <text:p text:style-name="P13">[Install]</text:p>
      <text:p text:style-name="P13">WantedBy=multi-user.target</text:p>
      <text:p text:style-name="P13"/>
      <text:p text:style-name="P13"># now it should be enabled properly</text:p>
      <text:p text:style-name="P13">systemctl enable watchdog</text:p>
      <text:p text:style-name="P13"/>
      <text:p text:style-name="P13"/>
      <text:p text:style-name="P13"># setup automatic reboot after kernel panic in /etc/sysctl.conf (add to the end)</text:p>
      <text:p text:style-name="P13">kernel.panic = 10</text:p>
      <text:p text:style-name="P13"/>
      <text:p text:style-name="P13"># finish and reboot</text:p>
      <text:p text:style-name="P13">ro</text:p>
      <text:p text:style-name="P13">reboot</text:p>
      <text:p text:style-name="P13"/>
      <text:p text:style-name="P13"/>
      <text:p text:style-name="P26">Known issues:</text:p>
      <text:list xml:id="list3115430608890523889" text:style-name="L1">
        <text:list-item>
          <text:p text:style-name="P28">The “setup fancy prompt” step from the bash.bashrc does not seem to work 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</meta:initial-creator>
    <meta:creation-date>2016-04-19T10:06:44.193888125</meta:creation-date>
    <dc:date>2016-05-04T13:46:53.058563900</dc:date>
    <dc:creator>Luca </dc:creator>
    <meta:editing-duration>PT1H5M</meta:editing-duration>
    <meta:editing-cycles>16</meta:editing-cycles>
    <meta:generator>LibreOffice/4.2.8.2$Linux_X86_64 LibreOffice_project/420$Build-2</meta:generator>
    <meta:document-statistic meta:table-count="0" meta:image-count="0" meta:object-count="0" meta:page-count="3" meta:paragraph-count="98" meta:word-count="543" meta:character-count="3837" meta:non-whitespace-character-count="3260"/>
  </office:meta>
</office:document-meta>
</file>